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Narrow" svg:font-family="'Arial Narrow', sans-serif"/>
    <style:font-face style:name="Arial" svg:font-family="Arial, sans-serif"/>
    <style:font-face style:name="Cambria Math" svg:font-family="'Cambria Math', serif"/>
    <style:font-face style:name="OCR A Extended" svg:font-family="'OCR A Extended'"/>
    <style:font-face style:name="Verdana" svg:font-family="Verdana, sans-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Arial" fo:font-size="11pt" fo:letter-spacing="normal" fo:font-style="normal" fo:font-weight="normal"/>
    </style:style>
    <style:style style:name="P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Arial" fo:font-size="11pt" fo:letter-spacing="normal" fo:font-style="normal" fo:font-weight="normal" officeooo:paragraph-rsid="0000c3d8"/>
    </style:style>
    <style:style style:name="P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Arial" fo:font-size="11pt" fo:letter-spacing="normal" fo:font-style="normal" fo:font-weight="bold" officeooo:rsid="0000c3d8" officeooo:paragraph-rsid="0000c3d8" style:font-weight-asian="bold" style:font-weight-complex="bold"/>
    </style:style>
    <style:style style:name="P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Arial" fo:font-size="11pt" fo:letter-spacing="normal" fo:font-style="normal" fo:font-weight="bold" style:font-weight-asian="bold" style:font-weight-complex="bold"/>
    </style:style>
    <style:style style:name="P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fo:letter-spacing="normal"/>
    </style:style>
    <style:style style:name="P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fo:letter-spacing="normal" officeooo:paragraph-rsid="0000c3d8"/>
    </style:style>
    <style:style style:name="P7"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text-position="-33% 80%" fo:letter-spacing="normal"/>
    </style:style>
    <style:style style:name="P8"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22222" style:font-name="arial" fo:font-size="9pt" fo:letter-spacing="normal" fo:font-style="normal" fo:font-weight="normal"/>
    </style:style>
    <style:style style:name="P9"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22222" style:font-name="arial" fo:font-size="9pt" fo:letter-spacing="normal" fo:font-style="normal" fo:font-weight="normal" officeooo:paragraph-rsid="000241e1"/>
    </style:style>
    <style:style style:name="P10"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22222" fo:letter-spacing="normal"/>
    </style:style>
    <style:style style:name="P1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22222" style:font-name="Arial" fo:font-size="11pt" fo:letter-spacing="normal" fo:font-style="normal" fo:font-weight="normal"/>
    </style:style>
    <style:style style:name="P1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22222" style:font-name="Verdana" fo:font-size="9pt" fo:letter-spacing="normal" fo:font-style="normal" fo:font-weight="normal"/>
    </style:style>
    <style:style style:name="P1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500050" fo:letter-spacing="normal"/>
    </style:style>
    <style:style style:name="P1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500050" style:font-name="Verdana" fo:font-size="9pt" fo:letter-spacing="normal" fo:font-style="normal" fo:font-weight="normal"/>
    </style:style>
    <style:style style:name="P15" style:family="paragraph" style:parent-style-name="Text_20_body">
      <style:paragraph-properties fo:margin-left="0in" fo:margin-right="0in" fo:margin-top="0in" fo:margin-bottom="0in" loext:contextual-spacing="false" fo:orphans="2" fo:widows="2" fo:text-indent="0in" style:auto-text-indent="false"/>
    </style:style>
    <style:style style:name="P16" style:family="paragraph" style:parent-style-name="Text_20_body">
      <style:paragraph-properties fo:margin-left="0in" fo:margin-right="0in" fo:margin-top="0in" fo:margin-bottom="0in" loext:contextual-spacing="false" fo:orphans="2" fo:widows="2" fo:text-indent="0in" style:auto-text-indent="false"/>
      <style:text-properties fo:font-weight="bold" officeooo:rsid="0000c3d8" officeooo:paragraph-rsid="0000c3d8" style:font-weight-asian="bold" style:font-weight-complex="bold"/>
    </style:style>
    <style:style style:name="P17" style:family="paragraph" style:parent-style-name="Text_20_body">
      <style:paragraph-properties fo:margin-left="0in" fo:margin-right="0in" fo:margin-top="0in" fo:margin-bottom="0.0835in" loext:contextual-spacing="false" fo:orphans="2" fo:widows="2" fo:text-indent="0in" style:auto-text-indent="false"/>
      <style:text-properties fo:font-variant="normal" fo:text-transform="none" fo:color="#222222" style:font-name="arial" fo:font-size="9pt" fo:letter-spacing="normal" fo:font-style="normal" fo:font-weight="normal"/>
    </style:style>
    <style:style style:name="P18" style:family="paragraph" style:parent-style-name="Text_20_body">
      <style:paragraph-properties fo:margin-left="0in" fo:margin-right="0in" fo:margin-top="0in" fo:margin-bottom="0.0835in" loext:contextual-spacing="false" fo:orphans="2" fo:widows="2" fo:text-indent="0in" style:auto-text-indent="false"/>
      <style:text-properties fo:font-variant="small-caps" fo:color="#000000" style:font-name="Arial Narrow" fo:font-size="9pt" fo:letter-spacing="normal" fo:font-style="normal" fo:font-weight="normal"/>
    </style:style>
    <style:style style:name="P19" style:family="paragraph" style:parent-style-name="Text_20_body">
      <style:paragraph-properties fo:margin-left="1in" fo:margin-right="0in" fo:margin-top="0in" fo:margin-bottom="0in" loext:contextual-spacing="false" fo:orphans="2" fo:widows="2" fo:text-indent="0in" style:auto-text-indent="false"/>
      <style:text-properties fo:font-variant="normal" fo:text-transform="none" fo:color="#222222" style:font-name="arial" fo:font-size="9pt" fo:letter-spacing="normal" fo:font-style="normal" fo:font-weight="normal"/>
    </style:style>
    <style:style style:name="P20" style:family="paragraph" style:parent-style-name="Text_20_body">
      <style:paragraph-properties fo:margin-left="1in" fo:margin-right="0in" fo:margin-top="0in" fo:margin-bottom="0in" loext:contextual-spacing="false" fo:orphans="2" fo:widows="2" fo:text-indent="0in" style:auto-text-indent="false"/>
      <style:text-properties fo:font-variant="normal" fo:text-transform="none" fo:color="#000000" fo:letter-spacing="normal"/>
    </style:style>
    <style:style style:name="T1" style:family="text">
      <style:text-properties fo:font-weight="bold"/>
    </style:style>
    <style:style style:name="T2" style:family="text">
      <style:text-properties fo:font-weight="bold" officeooo:rsid="0000c3d8" style:font-weight-asian="bold" style:font-weight-complex="bold"/>
    </style:style>
    <style:style style:name="T3" style:family="text">
      <style:text-properties officeooo:rsid="0000c3d8"/>
    </style:style>
    <style:style style:name="T4" style:family="text">
      <style:text-properties fo:font-variant="normal" fo:text-transform="none" fo:color="#000000" fo:letter-spacing="normal"/>
    </style:style>
    <style:style style:name="T5" style:family="text">
      <style:text-properties fo:font-variant="normal" fo:text-transform="none" fo:color="#000000" style:font-name="Arial" fo:font-size="11pt" fo:letter-spacing="normal" fo:font-style="normal" fo:font-weight="normal"/>
    </style:style>
    <style:style style:name="T6" style:family="text">
      <style:text-properties style:font-name="arial" fo:font-size="9pt" fo:font-style="normal" fo:font-weight="normal"/>
    </style:style>
    <style:style style:name="T7" style:family="text">
      <style:text-properties style:font-name="Arial" fo:font-size="11pt" fo:font-style="normal" fo:font-weight="normal"/>
    </style:style>
    <style:style style:name="T8" style:family="text">
      <style:text-properties style:font-name="Arial" fo:font-size="14pt"/>
    </style:style>
    <style:style style:name="T9" style:family="text">
      <style:text-properties style:font-name="Arial" fo:font-size="14pt" fo:font-weight="bold"/>
    </style:style>
    <style:style style:name="T10" style:family="text">
      <style:text-properties style:font-name="Arial" fo:font-size="14pt" fo:font-style="normal" fo:font-weight="bold"/>
    </style:style>
    <style:style style:name="T11" style:family="text">
      <style:text-properties fo:color="#000000"/>
    </style:style>
    <style:style style:name="T12" style:family="text">
      <style:text-properties fo:color="#000000" style:font-name="Arial" fo:font-size="11pt"/>
    </style:style>
    <style:style style:name="T13" style:family="text">
      <style:text-properties fo:color="#000000" style:font-name="Arial" fo:font-size="11pt" fo:font-style="normal" fo:font-weight="normal"/>
    </style:style>
    <style:style style:name="T14" style:family="text">
      <style:text-properties fo:color="#000000" style:font-name="Arial" fo:font-size="14pt"/>
    </style:style>
    <style:style style:name="T15" style:family="text">
      <style:text-properties fo:color="#000000" style:font-name="Arial" fo:font-size="14pt" fo:font-weight="bold"/>
    </style:style>
    <style:style style:name="T16" style:family="text">
      <style:text-properties fo:color="#000000" style:font-name="Cambria Math" fo:font-size="11pt"/>
    </style:style>
    <style:style style:name="T17" style:family="text">
      <style:text-properties fo:color="#000000" fo:font-size="13.5pt"/>
    </style:style>
    <style:style style:name="T18" style:family="text">
      <style:text-properties fo:color="#000000" style:text-position="-33% 80%" style:font-name="Arial" fo:font-size="11pt"/>
    </style:style>
    <style:style style:name="T19" style:family="text">
      <style:text-properties fo:color="#000000" style:font-name="Arial Narrow" fo:font-size="14pt"/>
    </style:style>
    <style:style style:name="T20" style:family="text">
      <style:text-properties fo:color="#000000" style:font-name="OCR A Extended"/>
    </style:style>
    <style:style style:name="T21" style:family="text">
      <style:text-properties fo:color="#000000" style:font-name="arial" fo:font-size="9pt" fo:font-style="normal" fo:font-weight="normal"/>
    </style:style>
    <style:style style:name="T22" style:family="text">
      <style:text-properties fo:color="#c00000" style:font-name="Arial" fo:font-size="11pt" fo:font-style="normal" style:text-underline-style="solid" style:text-underline-width="auto" style:text-underline-color="font-color" fo:font-weight="normal"/>
    </style:style>
    <style:style style:name="T23" style:family="text">
      <style:text-properties style:font-name="Verdana"/>
    </style:style>
    <style:style style:name="T24" style:family="text">
      <style:text-properties style:font-name="Verdana" fo:font-size="9pt" fo:font-style="normal" fo:font-weight="normal"/>
    </style:style>
    <style:style style:name="T25" style:family="text">
      <style:text-properties style:text-position="-33% 80%"/>
    </style:style>
    <style:style style:name="T26" style:family="text">
      <style:text-properties style:text-position="-33% 80%" style:font-name="Arial" fo:font-size="14pt" fo:font-weight="bold"/>
    </style:style>
    <style:style style:name="T27" style:family="text">
      <style:text-properties style:text-position="-33% 80%" style:font-name="Arial" fo:font-size="14pt" fo:font-style="normal" fo:font-weight="bold"/>
    </style:style>
    <style:style style:name="T28" style:family="text">
      <style:text-properties style:font-name="Arial Narrow" fo:font-size="10pt"/>
    </style:style>
    <style:style style:name="T29" style:family="text">
      <style:text-properties fo:font-variant="small-caps"/>
    </style:style>
    <style:style style:name="T30" style:family="text">
      <style:text-properties fo:font-variant="small-caps" style:font-name="Arial Narrow"/>
    </style:style>
    <style:style style:name="T31" style:family="text">
      <style:text-properties fo:font-variant="small-caps" style:font-name="Arial Narrow" fo:font-weight="bold"/>
    </style:style>
    <style:style style:name="T32" style:family="text">
      <style:text-properties fo:font-variant="small-caps" style:font-name="Arial Narrow" fo:font-size="10pt" fo:font-weight="bold"/>
    </style:style>
    <style:style style:name="T33" style:family="text">
      <style:text-properties fo:font-variant="small-caps" fo:font-size="14pt" fo:font-weight="bold"/>
    </style:style>
    <style:style style:name="T34" style:family="text">
      <style:text-properties fo:font-variant="small-caps" style:text-position="-33% 80%" style:font-name="Arial" fo:font-size="14pt" fo:font-weight="bold"/>
    </style:style>
    <style:style style:name="T35" style:family="text">
      <style:text-properties fo:font-variant="small-caps" style:font-name="Arial" fo:font-size="14pt" fo:font-weight="bold"/>
    </style:style>
    <style:style style:name="T36" style:family="text">
      <style:text-properties fo:font-variant="small-caps" fo:color="#000000"/>
    </style:style>
    <style:style style:name="T37" style:family="text">
      <style:text-properties fo:font-variant="small-caps" fo:color="#000000" style:font-name="Arial Narrow"/>
    </style:style>
    <style:style style:name="T38" style:family="text">
      <style:text-properties fo:font-variant="small-caps" fo:color="#000000" style:font-name="Arial Narrow" fo:font-weight="bold"/>
    </style:style>
    <style:style style:name="T39" style:family="text">
      <style:text-properties fo:font-variant="small-caps" fo:color="#000000" style:font-name="Arial"/>
    </style:style>
    <style:style style:name="T40" style:family="text">
      <style:text-properties fo:font-variant="small-caps" fo:color="#ff0000" style:font-name="Arial Narrow" fo:font-weight="bold"/>
    </style:style>
    <style:style style:name="T41" style:family="text">
      <style:text-properties fo:color="#0070c0" style:font-name="Arial Narrow"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Question Prompts</text:p>
      <text:p text:style-name="P1"><text:line-break/>I was looking forward to the “Rocketman” program asking me questions. </text:p>
      <text:p text:style-name="P5"> </text:p>
      <text:p text:style-name="P1">How many RD-171 engines?</text:p>
      <text:p text:style-name="P5">   </text:p>
      <text:p text:style-name="P1">How many RD-180 engines?</text:p>
      <text:p text:style-name="P5"> </text:p>
      <text:p text:style-name="P1">How much available RD fuel?</text:p>
      <text:p text:style-name="P5"> </text:p>
      <text:p text:style-name="P1">When does each engine first fire up? (usually at T minus one second).</text:p>
      <text:p text:style-name="P1">How much of the available fuel is burned prior to lift off? (I calculate this by hand for each launch.  It is part of the design process for volume and weight consideration). </text:p>
      <text:p text:style-name="P5"> </text:p>
      <text:p text:style-name="P1">What is the engine throttle setting at the time of lift-off? (I select this for each launch- again, by necessity).</text:p>
      <text:p text:style-name="P1">At lift-off, all liquid fuel engines begin to throttle up towards their respective maximum settings  at the max ‘throttle change rate’   15% throttle per second for RD engines, 12% throttle per second for RS &amp; SS engines.   To make life easier for me, I usually select lift-off throttle settings so that all engines achieve max throttle at the exact same time. </text:p>
      <text:p text:style-name="P5"> </text:p>
      <text:p text:style-name="P1">How many RS-68A engines?</text:p>
      <text:p text:style-name="P1">How many RLV SS engines?</text:p>
      <text:p text:style-name="P1">How many Orbiter SS engines?</text:p>
      <text:p text:style-name="P1">How much available RS/SS fuel?</text:p>
      <text:p text:style-name="P1"/>
      <text:p text:style-name="P2">How many SRM (Solid Rocket Motors)?</text:p>
      <text:p text:style-name="P2">How much available solid fuel?</text:p>
      <text:p text:style-name="P2"/>
      <text:p text:style-name="P2">The total weight of the Orbiter is input prior to launch as is the number of Orbiter engines.</text:p>
      <text:p text:style-name="P2">The jettison weight of each component (except for the Orbiter) is input prior to launch.</text:p>
      <text:p text:style-name="P2"><text:span text:style-name="T4"/></text:p>
      <text:p text:style-name="P1"/>
      <text:p text:style-name="P3">Fuel Sharing</text:p>
      <text:p text:style-name="P1">All of the above listed “available fuel”- both RD fuel and RS/SS fuel is stored in the RLV.   All engines are going at once to include Boosters, RLV and Orbiter.  Even though liquid fuel boosters carry their own fuel, the fuel is listed as if there was only one source.  Once the RD fuel is exhausted, any liquid fuel boosters are jettisoned while the RLV continues upward burning RS engines.  The RLV stays attached to the Orbiter until all the RS/SS available fuel is used up.  Upon which time the RLV separates from the Orbiter.  The Orbiter engines ignite prior to lift-off and once throttled up remain at max throttle until time to cut off.</text:p>
      <text:p text:style-name="P1">The Obiter’s engines (from 6 to 11 SSME) feed from the available fuel in the RLV prior to the RLV separation from the Orbiter.  The fuel burned tally is reset upon RLV separation.  The Orbiter, once <text:soft-page-break/>one its own, burns its internal supply of fuel and this burnt fuel tally is subtracted from the Orbiter weight to calculate the acceleration. </text:p>
      <text:p text:style-name="P5"> </text:p>
      <text:p text:style-name="P5"> </text:p>
      <text:p text:style-name="P1">All of the solid fuel is stored in solid rocket motors.</text:p>
      <text:p text:style-name="P5"> </text:p>
      <text:p text:style-name="P1">Solid fuel boosters ( zero, 2, 4, or 6 Solid Rocket Motors) use all available fuel and jettison at 114.0 seconds after lift-off.</text:p>
      <text:p text:style-name="P1">Liquid fuel boosters (two each boosters with (4ea: RD-171 + 1 ea: RD-180) in each, and/or two each boosters (4ea: RD-171 + 1 ea: RD-180) in each) use all available fuel and jettison at 139.0 seconds after lift-off.</text:p>
      <text:p text:style-name="P5"/>
      <text:p text:style-name="P1">Shared Fuel:</text:p>
      <text:p text:style-name="P1">The solid rocket motors contain their own fuel.</text:p>
      <text:p text:style-name="P1">All other engines are assumed to be fueled by the RLV.   The program always assumes that all engines are fueled by the RLV for the purpose of calculation, even when a liquid fuel booster (LFB) obviously has its own fuel tanks.   There is one figure for available RD fuel given even though in actuality, the fuel is in several tanks.   When the available fuel is exhausted, all RD engines are cut-off and the LFB are jettisoned.  The RLV continues accelerating using only the RS engine aided by the Orbiter firing its SSME.</text:p>
      <text:p text:style-name="P5"> </text:p>
      <text:p text:style-name="P1">A much more complex computer program would be need to account for LFB (with its own RD engines) that intentionally runs out of fuel before the  RD engines within the RLV run out.  I do not wish to overcomplicate things, so I did not mention this type of vehicle.</text:p>
      <text:p text:style-name="P5"/>
      <text:p text:style-name="P5"/>
      <text:p text:style-name="P6"><text:span text:style-name="T2">Engine configs</text:span> </text:p>
      <text:p text:style-name="P1">Note:  some designs have zero RLV SS engines, some have zero RD-180 engines, some have zero SRM.</text:p>
      <text:p text:style-name="P1">The program should be able to run with any combination of the listed engines given in the questions section prior to launch.</text:p>
      <text:p text:style-name="P1">There should be a hard coded list (modular Library) that can be called by the program for each type of engine.</text:p>
      <text:p text:style-name="P1">i.e.:  Once the specifications are read into the program for each engine type, there should be no need for editing at the time of each launch.</text:p>
      <text:p text:style-name="P1">e.g.; Every launch, each SRM will have a sea level Thrust of 3,600,000 pounds of force at an Isp of 242.0; Vacuum Isp of 268.20.</text:p>
      <text:p text:style-name="P1">The thrust of the SRM will be assigned and the fuel burn rate will vary as the Isp changes with increasing altitude.</text:p>
      <text:p text:style-name="P5"> </text:p>
      <text:p text:style-name="P1">The RD-171 will always throttle up from 56% to 100%; down from 100% to 56% throttle.  Always have sea level thrust of 1,632,000 lbf</text:p>
      <text:p text:style-name="P1">And Vacuum thrust of 1,777,000 lbf.   Always burn fuel at 5,270 Lbm/sec at 100% throttle.</text:p>
      <text:p text:style-name="P5"> </text:p>
      <text:p text:style-name="P1"><text:soft-page-break/>I can and will help you carefully create each “list” for each engine.  If that involves emailing me a ‘list’ for me to edit, sounds OK to me. Once created, these lists should be introduced to the program to form the ‘hard coded’ library.  The program should know to <text:span text:style-name="T1">Not</text:span> call up any engine that is listed as zero during the input (question) phase for this design’s launch calculation. </text:p>
      <text:p text:style-name="P1">If I need to recompile the program for each launch, that might be a problem.  If it fails, I will not know how to debug to get it going again. </text:p>
      <text:p text:style-name="P5"> </text:p>
      <text:p text:style-name="P1">You did not mention in our phone call the other day if you have solved how to select the vertical acceleration.   I would like to achieve vertical velocity for 1,800 fps before 114 seconds.   Maintaining A_sub_h greater than A_sub_v by 0.11g.  (Allow this as an input please:  I have been dying to relaunch my designs with differing vertical to horizontal acceleration ratios to finally see what is the best flight profile to maximize my vehicle’s resources.  That is:  maximize the weight into orbit for a given fuel load.</text:p>
      <text:p text:style-name="P1">For a low thrust to weight design, such as the one I lent you, 0.6 g (the ideal A_sub_v) will not be possible.   As the seconds for launch go by, the accel will eventually reach and exceed 0.6g.  I would set a limit of 0.75g to achieve the 1,800 fps Vertical velocity before the 114 second time limit.</text:p>
      <text:p text:style-name="P15"/>
      <text:p text:style-name="P16">Engines</text:p>
      <text:p text:style-name="P1">The jet engine, GE90-115B is used after RLV reentry (post boost) and is not included in the Rocketman program.  We can ignore this engine.</text:p>
      <text:p text:style-name="P1">The RL-10A4-2 engines are started once the Orbiter separates from the RLV.    The Orbital Maneuvering Engines (OME) are started after the coast phase for the Orbital Insertion Burn (similar to their use on the Space Shuttle).</text:p>
      <text:p text:style-name="P1">The burn time for the OME can be assigned prior to launch as another input.   The RL-10A4-2 is shut off just before all of the Orbiter SSME are throttled down and cut-off.  This 22,300 Lbf engine is restarted after the OME have ‘settled the fuel” and complete the Orbiter Insertion Burn (OIB).  The OIB brings the Orbiter up to it’s final, 17,139.156 MPH Horizontal velocity, which , at 1,350,000 feet altitude, achieves Low Earth Orbit. </text:p>
      <text:p text:style-name="P1">I would have the program stop at horizontal velocity of 16,600 miles per hour.   It gets very complex to determine just when to cut off all orbiter engines and coast for 15 to twenty minutes while giving up the remaining 1200 fps of vertical velocity.  That (16,600 MPH) get me past 90 percent of the manual labor on my calculators.</text:p>
      <text:p text:style-name="P15"/>
      <text:p text:style-name="P16">Time interval</text:p>
      <text:p text:style-name="P1">Compared to my 3 second time interval one tenth of a second sounds fantastic.  I do not believe going to a smaller time interval then one tenth second will improve the accuracy of this “instantaneous snapshot” progressive estimate method of simulating a rocket launch.</text:p>
      <text:p text:style-name="P5"> </text:p>
      <text:p text:style-name="P4">More thoughts on Av:</text:p>
      <text:p text:style-name="P1">Av is always 0.6g unless it violates the 0.11g differential with Ah being greater than Av.  I truly wish for that specific difference to be assigned as input for each simulated launch.  (My dream is to run a given HLV design under differing Ah to Av ratios until I get an optimal result).  Trial and error over the years of my doing this has had me come up with the 0.11g difference and I would like to work this out further.   Please give me an “what is the Ah to Av difference?”  Input question.  </text:p>
      <text:p text:style-name="P5"><text:soft-page-break/> </text:p>
      <text:p text:style-name="P1">More thoughts on solid rocket motor final burn out:</text:p>
      <text:p text:style-name="P1">When I calculate the decrease in fuel burn rate for the final 18 seconds of the solid motors, I just divide the amount of fuel remaining by that 18 and get an average.  I use the most recent 3,180,000 Lbf divided by the Isp at current altitude fuel burn rate as the high end and the, say 2,585 Lb/sec burn rate as the low end and test these numbers against the cumulation of time intervals to account (burn) the remaining fuel.  I am not sure how one would get a program to do this, sad to say. </text:p>
      <text:p text:style-name="P5"/>
      <text:p text:style-name="P5"/>
      <text:p text:style-name="P5"><text:span text:style-name="T2">Av</text:span> </text:p>
      <text:p text:style-name="P1">The program needs to be able to assign Av based on the following given parameters. </text:p>
      <text:p text:style-name="P1">Av should be 0.6g added to <text:span text:style-name="T1">G </text:span>unless it exceeds the assigned Ah to Av difference.  If Ah is low compared to Av, Subtract 0.01g from Av and try again.  Repeat the loop until Av meets the assigned difference.  Use the Av that has satisfied the loop for the current time interval only and restart the procedure for the next time interval with 0.6g again. Always start each time interval’s test loop with 0.6g (and not the previous value) because eventually, the allowable Av will equal 0.6g.   This allows the Av to increase each time interval. </text:p>
      <text:p text:style-name="P5"> </text:p>
      <text:p text:style-name="P1">Ideal would be to increase the Ah to Av difference as the allowable Av rises.    By the time the Av has reached the 0.75g level the difference should be 0.20g  or 0.25g, not 0.11g.</text:p>
      <text:p text:style-name="P5"> <text:span text:style-name="T7">Another way of testing this variable is: </text:span></text:p>
      <text:p text:style-name="P1">If Ah + Av is equal to or less than 1.00g,    the difference should by 0.020g.</text:p>
      <text:p text:style-name="P1">:  If Ah + Av is equal to or less than 1.05g, the difference should by 0.040g. </text:p>
      <text:p text:style-name="P1">:  If Ah + Av is equal to or less than 1.10g, the difference should by 0.060g. </text:p>
      <text:p text:style-name="P1">:  If Ah + Av is equal to or less than 1.15g, the difference should by 0.080g </text:p>
      <text:p text:style-name="P1">:  If Ah + Av is equal to or less than 1.20g, the difference should by 0.110g.   </text:p>
      <text:p text:style-name="P1">:  If Ah + Av is equal to or less than 1.25g, the difference should by 0.120g.   </text:p>
      <text:p text:style-name="P1">:  If Ah + Av is equal to or less than 1.30g, the difference should by 0.130g.   </text:p>
      <text:p text:style-name="P1">:  If Ah + Av is equal to or less than 1.35g, the difference should by 0.140g.   </text:p>
      <text:p text:style-name="P1">:  If Ah + Av is equal to or less than 1.40g, the difference should by 0.150g.   </text:p>
      <text:p text:style-name="P1">:  If Ah + Av is equal to or less than 1.45g, the difference should by 0.200g.  </text:p>
      <text:p text:style-name="P1">:  If Ah + Av is equal to or less than 1.50g, the difference should by 0.250g.   </text:p>
      <text:p text:style-name="P5"> </text:p>
      <text:p text:style-name="P5"> </text:p>
      <text:p text:style-name="P5">   </text:p>
      <text:p text:style-name="P5">   </text:p>
      <text:p text:style-name="P5"> </text:p>
      <text:p text:style-name="P1">Question:  Have you gotten to the section where the program needs to ‘give back’ 600 fps of the attained Av?  Attaining 1,800 Vv early gets the vehicle high enough to help defeat drag. Above 250,000 foot altitude there is little aerodynamic drag to contend with.  The remainder of the simulated launch can get by on only 1,200 fps Vertical velocity. Gradually applying a negative Av allows the program to enhance the Ah component of the total available acceleration.   </text:p>
      <text:p text:style-name="P5"> </text:p>
      <text:p text:style-name="P1"><text:soft-page-break/>I don’t know if you noticed on the design/spec sheet for each design, but I know when to throttle down the RD-171 engines to allow them to peter out by 139.0 seconds.  Also when to throttle down the RS-68A engines to allow them to run out of fuel.  Liquid fuel engines are that predictable.  This may take some of the burden away from the program to predict these events.  (random thought.</text:p>
      <text:p text:style-name="P5"> </text:p>
      <text:p text:style-name="P15"/>
      <text:p text:style-name="P1">Thank you for all of your efforts.  I will wait for a more polished version from you, one with more variables and options included.</text:p>
      <text:p text:style-name="P8"><text:span text:style-name="T12"/></text:p>
      <text:p text:style-name="P8"><text:span text:style-name="T12"/></text:p>
      <text:p text:style-name="P1">I have a working formulae and programming needs for solving Av.  The ‘before’ and ‘after’ transitions will be the hardest to carry out, would be my guess.  In the real world, you cannot abruptly swing the vehicle down toward the horizontal just because you have achieved 1,800 fps vertical velocity on your last one tenth second time interval!  It takes a few seconds to swing the HLV along the “Pitch” axis.  Three seconds should be enough for all but the largest of changes.</text:p>
      <text:p text:style-name="P10"><text:span text:style-name="T11">  </text:span><text:span text:style-name="T22">Once the vehicle reaches 1,800 fps Vv, the Av is set equal to G</text:span><text:span text:style-name="T13">. </text:span></text:p>
      <text:p text:style-name="P1">It is still climbing vertically in altitude at steady rate of 1,800 fps (vertical). </text:p>
      <text:p text:style-name="P1">Some few seconds after takeoff, we need to take three seconds to transition from Ah = 0.00g to the Ah value as calculated below.</text:p>
      <text:p text:style-name="P5"> </text:p>
      <text:p text:style-name="P8"><text:span text:style-name="T12">My solution for determining Av and Ah after altitude  is </text:span><text:span text:style-name="T11">≥ </text:span><text:span text:style-name="T16">600 feet :</text:span></text:p>
      <text:p text:style-name="P5"> </text:p>
      <text:p text:style-name="P1">Input question:  Difference = ?</text:p>
      <text:p text:style-name="P1">In this example I selected Difference  = 0.11g</text:p>
      <text:p text:style-name="P5"> </text:p>
      <text:p text:style-name="P8"><text:span text:style-name="T12">Ah =  {  [ </text:span><text:span text:style-name="T11">√ </text:span><text:span text:style-name="T12">of  (2A^2 – G^2) ]   – G } </text:span><text:span text:style-name="T16">÷</text:span><text:span text:style-name="T11"> </text:span><text:span text:style-name="T12">2</text:span></text:p>
      <text:p text:style-name="P5"> </text:p>
      <text:p text:style-name="P8"><text:span text:style-name="T12">Where A = (Thrust </text:span><text:span text:style-name="T16">÷</text:span><text:span text:style-name="T11"> </text:span><text:span text:style-name="T12">weight) – ADC</text:span></text:p>
      <text:p text:style-name="P5"> </text:p>
      <text:p text:style-name="P1">Have program add 0.01g to Ah ( Ah = Ah + 0.01g)</text:p>
      <text:p text:style-name="P5"> </text:p>
      <text:p text:style-name="P1">A^2 – Ah^2 = Y</text:p>
      <text:p text:style-name="P5"> </text:p>
      <text:p text:style-name="P8"><text:span text:style-name="T16">( √</text:span><text:span text:style-name="T11"> </text:span><text:span text:style-name="T12">of Y ) – G = Av</text:span></text:p>
      <text:p text:style-name="P5"> </text:p>
      <text:p text:style-name="P1">Have program test the result,</text:p>
      <text:p text:style-name="P5"> </text:p>
      <text:p text:style-name="P8"><text:span text:style-name="T12">If Ah </text:span><text:span text:style-name="T11">≥ </text:span><text:span text:style-name="T12">Av + Difference,</text:span></text:p>
      <text:p text:style-name="P5"> </text:p>
      <text:p text:style-name="P1">Then stop this loop,</text:p>
      <text:p text:style-name="P5"> </text:p>
      <text:p text:style-name="P1">If not,</text:p>
      <text:p text:style-name="P5"> </text:p>
      <text:p text:style-name="P1"><text:soft-page-break/>Have program add 0.01g to Ah ( Ah = Ah + 0.01g)</text:p>
      <text:p text:style-name="P5"> </text:p>
      <text:p text:style-name="P1">A^2 – Ah^2 = Y</text:p>
      <text:p text:style-name="P5"> </text:p>
      <text:p text:style-name="P8"><text:span text:style-name="T16">( √</text:span><text:span text:style-name="T11"> </text:span><text:span text:style-name="T12">of Y ) – G = Av</text:span></text:p>
      <text:p text:style-name="P5"> </text:p>
      <text:p text:style-name="P1">Have program test the result,</text:p>
      <text:p text:style-name="P5"> </text:p>
      <text:p text:style-name="P8"><text:span text:style-name="T12">If Ah </text:span><text:span text:style-name="T11">≥ </text:span><text:span text:style-name="T12">Av + Difference,</text:span></text:p>
      <text:p text:style-name="P5"> </text:p>
      <text:p text:style-name="P1">Use these values for Av &amp; for Ah.</text:p>
      <text:p text:style-name="P5"> </text:p>
      <text:p text:style-name="P5"> </text:p>
      <text:p text:style-name="P1">This is very close to “ideal” distribution of horizontal and vertical thrust vectors, aka the flight parameter.  Actual flight parameters are given in pitch angle away from the vertical.  I no longer bother with that amount of work. At around 210 seconds into flight,  I have the combined vehicle (RLV attached to Orbiter) Pitch down beginning three seconds before stage separation so that Av is no longer = to G.  being slightly less than G, the vehicle (and after separation, the Orbiter) will lose vertical velocity.  This loss will mathematically augment the Ah.   I allow 1800 fps Vv to go down to 1200 fps upon which time Av is again set to = G . </text:p>
      <text:p text:style-name="P5"> </text:p>
      <text:p text:style-name="P1">I hope that I do not have typos in the above which would screw things.</text:p>
      <text:p text:style-name="P15"/>
      <text:p text:style-name="P5">   <text:span text:style-name="T7">I am working on solving the A sub v assignment.</text:span></text:p>
      <text:p text:style-name="P1">I am most of the way there.</text:p>
      <text:p text:style-name="P5"> </text:p>
      <text:p text:style-name="P1">By assuming that    A<text:span text:style-name="T25">v</text:span> = A<text:span text:style-name="T25">h     </text:span>(which is a good starting point for calculating a useful A<text:span text:style-name="T25">v</text:span> to A<text:span text:style-name="T25">h</text:span> differential)</text:p>
      <text:p text:style-name="P7"> </text:p>
      <text:p text:style-name="P5"> </text:p>
      <text:p text:style-name="P1">I was able put A, G,  into the form of a quadratic equation.</text:p>
      <text:p text:style-name="P1">Because A= [(Thrust divided by Weight) minus ADC]</text:p>
      <text:p text:style-name="P1">Is a known quantity</text:p>
      <text:p text:style-name="P1">And G is also a known quantity;</text:p>
      <text:p text:style-name="P5"> </text:p>
      <text:p text:style-name="P5"> </text:p>
      <text:p text:style-name="P5"> </text:p>
      <text:p text:style-name="P5"> </text:p>
      <text:p text:style-name="P5"> </text:p>
      <text:p text:style-name="P8"><text:soft-page-break/><text:span text:style-name="T17">The quadratic formula is </text:span><draw:frame draw:style-name="fr1" draw:name="Image1" text:anchor-type="as-char" svg:width="1.85in" svg:height="0.6583in" draw:z-index="0"><draw:image xlink:href="https://mail.google.com/mail/u/0/?ui=2&amp;ik=250781e778&amp;view=fimg&amp;th=15b68615724466e0&amp;attid=0.1&amp;disp=emb&amp;attbid=ANGjdJ8MZum_3MzvsNOyK0mNusKDjz2snUpS83M3a2Ign8wZ_2qdqPWb7vj0qpd4yZjKvJBuY3tuf-ZbXe02HMYCPZKo3NKdd1ijSFuGxxg3GgIAcBy1wzX-IQ3kTPI&amp;sz=w356-h126&amp;ats=1492300870487&amp;rm=15b68615724466e0&amp;zw&amp;atsh=1" xlink:type="simple" xlink:show="embed" xlink:actuate="onLoad"/><svg:title>tex2html_wrap_inline457</svg:title></draw:frame><text:bookmark text:name="m_-1971087364556564533Picture_x0020_4"/></text:p>
      <text:p text:style-name="P5"> </text:p>
      <text:p text:style-name="P5">   <text:span text:style-name="T7">ax^2 + bx + c  = 0</text:span></text:p>
      <text:p text:style-name="P5"> </text:p>
      <text:p text:style-name="P1">Where X  = A<text:span text:style-name="T25">v</text:span></text:p>
      <text:p text:style-name="P5"> </text:p>
      <text:p text:style-name="P1">a=2</text:p>
      <text:p text:style-name="P5"> </text:p>
      <text:p text:style-name="P1">b=2G</text:p>
      <text:p text:style-name="P5"> </text:p>
      <text:p text:style-name="P1">c= G^2  minus A^2</text:p>
      <text:p text:style-name="P5"> </text:p>
      <text:p text:style-name="P1">A<text:span text:style-name="T25">v</text:span> =      -G  +/-    sqrt  of  ( 2A^2  -  G^2)</text:p>
      <text:p text:style-name="P5">      <text:span text:style-name="T7">Divided by 2</text:span></text:p>
      <text:p text:style-name="P5"> </text:p>
      <text:p text:style-name="P5"> </text:p>
      <text:p text:style-name="P1">Once you have this X (almost A<text:span text:style-name="T25">v </text:span>) for any given time interval it can be manipulated.</text:p>
      <text:p text:style-name="P1">If we cannot come up with some way to manipulate the resultant, A<text:span text:style-name="T25">v</text:span> = A<text:span text:style-name="T25">h    </text:span></text:p>
      <text:p text:style-name="P1">While far from ideal, is not too terrible.</text:p>
      <text:p text:style-name="P15"/>
      <text:p text:style-name="P5"> </text:p>
      <text:p text:style-name="P8"><text:span text:style-name="T12">A = (Thrust ÷</text:span><text:span text:style-name="T11"> </text:span><text:span text:style-name="T12">Weight) – ADC</text:span></text:p>
      <text:p text:style-name="P5"> </text:p>
      <text:p text:style-name="P1">A^2 = (A<text:span text:style-name="T25">v</text:span> + G)^2  + A<text:span text:style-name="T25">h</text:span>^2</text:p>
      <text:p text:style-name="P5"> </text:p>
      <text:p text:style-name="P1">(A<text:span text:style-name="T25">v</text:span> + G)^2  =  (A<text:span text:style-name="T25">v</text:span>^2 + 2A<text:span text:style-name="T25">v</text:span>G + G^2)</text:p>
      <text:p text:style-name="P5"> </text:p>
      <text:p text:style-name="P1">assuming that    A<text:span text:style-name="T25">v</text:span> = A<text:span text:style-name="T25">h    </text:span></text:p>
      <text:p text:style-name="P7"> </text:p>
      <text:p text:style-name="P1">A^2 = (A<text:span text:style-name="T25">v</text:span> + G)^2  + A<text:span text:style-name="T25">h</text:span>^2</text:p>
      <text:p text:style-name="P5"> </text:p>
      <text:p text:style-name="P1">A^2 = (A<text:span text:style-name="T25">v</text:span>^2 + 2A<text:span text:style-name="T25">v</text:span>G + G^2)  + A<text:span text:style-name="T25">v</text:span>^2</text:p>
      <text:p text:style-name="P5"> </text:p>
      <text:p text:style-name="P1">A^2 = 2A<text:span text:style-name="T25">v</text:span>^2 + 2A<text:span text:style-name="T25">v</text:span>G + G^2</text:p>
      <text:p text:style-name="P5"> </text:p>
      <text:p text:style-name="P1">A^2 - A^2  = 2A<text:span text:style-name="T25">v</text:span>^2 + 2A<text:span text:style-name="T25">v</text:span>G + G^2 - A^2</text:p>
      <text:p text:style-name="P5"> </text:p>
      <text:p text:style-name="P1"><text:soft-page-break/>0  = 2A<text:span text:style-name="T25">v</text:span>^2 + 2A<text:span text:style-name="T25">v</text:span>G + G^2 - A^2</text:p>
      <text:p text:style-name="P1">Which converts to quadratic form:</text:p>
      <text:p text:style-name="P1">0 = aX^2 + bX + c</text:p>
      <text:p text:style-name="P5"> </text:p>
      <text:p text:style-name="P1">Where X  = A<text:span text:style-name="T25">v</text:span></text:p>
      <text:p text:style-name="P5"> </text:p>
      <text:p text:style-name="P1">a=2</text:p>
      <text:p text:style-name="P5"> </text:p>
      <text:p text:style-name="P1">b=2G</text:p>
      <text:p text:style-name="P5"> </text:p>
      <text:p text:style-name="P1">c= G^2  minus A^2</text:p>
      <text:p text:style-name="P5"> </text:p>
      <text:p text:style-name="P5"> </text:p>
      <text:p text:style-name="P8"><text:span text:style-name="T12">A</text:span><text:span text:style-name="T18">v</text:span><text:span text:style-name="T12"> =      -G  +/-    </text:span><text:span text:style-name="T11">√  </text:span><text:span text:style-name="T12">of  ( 2A^2  -  G^2)</text:span></text:p>
      <text:p text:style-name="P8"><text:span text:style-name="T12">all</text:span><text:span text:style-name="T11">      </text:span><text:span text:style-name="T12">Divided by 2</text:span></text:p>
      <text:p text:style-name="P5"> </text:p>
      <text:p text:style-name="P5"> </text:p>
      <text:p text:style-name="P1">so long as we keep Ah slightly higher in value than Av, we will be alright.</text:p>
      <text:p text:style-name="P15"/>
      <text:p text:style-name="P15"/>
      <text:p text:style-name="P5">    <text:span text:style-name="T7">I will have to review my previous email for my list of what the program needs to ask the user.  Anything that differs from design to design would, of necessity need to be answered during the input.  That is why the number and type of engines is asked each time.</text:span></text:p>
      <text:p text:style-name="P1">Engines performance specs do not differ and are therefore part of a permanent ‘Library’ that the program call up for its calculations.</text:p>
      <text:p text:style-name="P1">The ADC constant “K” for each component is needed as input.  As a component separates from the vehicle, the total aerodynamic drag is reduced by the ADC of components no longer attached.</text:p>
      <text:p text:style-name="P1">Your analogy, below, got me to thinking about component parts, vs. total vehicle weight.</text:p>
      <text:p text:style-name="P1">Total vehicle weight is needed to calculate the vehicle acceleration.  Individual jettison weights are given because the HLV breaks off into individual components as time progresses.  At 114 seconds, for example two expended solid boosters might drop off.  At 139 seconds two large, expended liquid fuel boosters might be next to drop off.  At 209.20 seconds, the largest component, the RLV might be scheduled to drop off.  The jettison weight of each component is needed by the program (program name is “Rocketman”.)  You are correct to say that it is not necessary for program to know the fully fueled weight of each component.  As the designer, I need to know these as I add up all component to arrive at the total weight figure.   (I know you wish to reduce or eliminate redundancy when having the program run its calculations.  Do you need to add fuel burned to jettison weight to see if it matches expectations?  Just a thought)</text:p>
      <text:p text:style-name="P5">“<text:span text:style-name="T7">Rocketman” needs to ask individual component jettison weights, and the time of jettison or separation.</text:span></text:p>
      <text:p text:style-name="P1">You said:</text:p>
      <text:p text:style-name="P5"> </text:p>
      <text:p text:style-name="P13"><text:soft-page-break/><text:span text:style-name="T11">  </text:span><text:span text:style-name="T24">&gt;My question is should I even ask about weight prior to lift-off since you'll be handling that? I could just</text:span></text:p>
      <text:p text:style-name="P14">&gt;ask for lift-off weight and jettison weight (although that'll make the program's fuel burned numbers    &gt;different than yours since yours will have burn prior to lift off calculated in) or alternatively, lift-off weight &gt;and total fuel to be used. Let me know what makes the most sense to enter.</text:p>
      <text:p text:style-name="P13"> </text:p>
      <text:p text:style-name="P10">   <text:span text:style-name="T7">As the designer, I will know the liftoff weight of the HLV.  Again, you are correct:  the program does not need to know the combined or “Gross Vehicle Weight”.  It does, however, need to know, the “Gross Lift-Off Weight”.  The MS Word printout in three sheets that I attach to my calculations are there to show design specifications and for design review purposes.  This Word document contains plenty of data that is not needed by the program to work out its calculations. </text:span></text:p>
      <text:p text:style-name="P10"> </text:p>
      <text:p text:style-name="P10">   <text:span text:style-name="T7">I see what you mean about fuel burn numbers differing from what I use in the design document.</text:span></text:p>
      <text:p text:style-name="P10"> </text:p>
      <text:p text:style-name="P10"> </text:p>
      <text:p text:style-name="P11">As a human calculator, my first step in a launch is to add up all of the fuel burned while sitting on the launch pad and subtract from available fuel.  I could modify my Available Fuel numbers by hand to allow the program to begin at lift-off.  I could expand my design sheet to include Fuel available at lift-off.  When the program asks “Available RD fuel = ___________  Lbm” for input, I can list the fuel for that particular flight.  Also “Available RS/SS fuel = ___________  Lbm”.   </text:p>
      <text:p text:style-name="P10">   <text:span text:style-name="T7">Input questions should ask for the ADC “K” value for each component.  Adding up individual values gives the total drag figure for the Heavy-Lift Launch Vehicle.  The reason that I initially set up fuel availability as I have is because it mirrors real world.  NASA launches list total fuel and subtract residual fuel to arrive at the figure for Available.</text:span></text:p>
      <text:p text:style-name="P10"> </text:p>
      <text:p text:style-name="P11">I will work out a list of needed inputs that the program be required to ask.  ASAP.</text:p>
      <text:p text:style-name="Text_20_body"><text:line-break/><text:span text:style-name="T5"><text:line-break/>  The goal to achieve is 1,800 feet per second Vertical velocity in first 112 seconds (99 seconds if possible).</text:span></text:p>
      <text:p text:style-name="P8"><text:span text:style-name="T12">This is restricted by a low overall (total) vehicle acceleration.   Rule of thumb is to keep A</text:span><text:span text:style-name="T18">H</text:span><text:span text:style-name="T12"> </text:span><text:span text:style-name="T16">&gt;</text:span><text:span text:style-name="T11"> </text:span><text:span text:style-name="T12">A</text:span><text:span text:style-name="T18">V</text:span><text:span text:style-name="T12"> by 0.11g.</text:span></text:p>
      <text:p text:style-name="P1">The example successful launch I left with you has a low total vehicle acceleration.  This necessitates keeping the A<text:span text:style-name="T25">v</text:span></text:p>
      <text:p text:style-name="P1">the lower than 0.6 g.   1,800 fps is 55.9457 g- seconds.  At 0.6g per second A<text:span text:style-name="T25">v</text:span> approximately 93.3 seconds are required to achieve 1800.   </text:p>
      <text:p text:style-name="P5"> </text:p>
      <text:p text:style-name="P1">Engine shutdown for LPRE (liquid propellant rocket engines) is:  throttle down engine to minimum then shut off.   I have maximum throttle rate of change assigned to each engine.  RD-180, RD-171 engines go up and down by 15% per second (or less). </text:p>
      <text:p text:style-name="P5"> <text:span text:style-name="T7">RD-180 (with a maximum throttle limit of 95%) throttles down to 47% before cutting off. Therefore, it takes 3.2 seconds to throttle down the RD-180.</text:span></text:p>
      <text:p text:style-name="P5"> <text:span text:style-name="T7">The RD-171 engine throttles from 100% down to 56% before be shut off.  Therefore it takes 2.933 seconds to throttle down the RD-171.</text:span></text:p>
      <text:p text:style-name="P1"><text:soft-page-break/>The SSME, if any, on the RLV, throttle down from 95% to 60% at rate of 12% per second.  95% to 60% in 2.9166 seconds.  The SSME on the obiter do not throttle down at this time but remain at their max (95%).</text:p>
      <text:p text:style-name="P1">The RS-68A goes from 100% to 60% at 12% per second.    It takes 3.333 seconds to throttle down all RS-68A engines.</text:p>
      <text:p text:style-name="P1">The throttle up is similar.  The only exception to this is the first second before vehicle lift-off.  As part of my design criterion I assign the thrust parameters for this initial startup.  (By the way:  my design parameters are hand keyed into the program as input).   An example with be to start all engines at minus one second; but only go up to, say, 62.5% on the RD-171 engines.  At 0.00 seconds (Liftoff) all engines continue to throttle up to their respective maximum thrusts at the maximum throttle-up rate.  RD-180 &amp; SSME go up to 95%.  RS-68A &amp; RD-171 go up to 100%.</text:p>
      <text:p text:style-name="P5"> </text:p>
      <text:p text:style-name="P1">Ed</text:p>
      <text:p text:style-name="P1">The solid fuel rocket motors (SRM) are another breed of cat entirely.</text:p>
      <text:p text:style-name="P1">From the start, SRM</text:p>
      <text:p text:style-name="P5"> </text:p>
      <text:p text:style-name="P1">Solid Rocket Motors (SRM) are calculated differently than LPRE (Liquid Propulsion Rocket Engines).</text:p>
      <text:p text:style-name="P1">The thrust is assigned to each SRM.  (Some Heavy-Lift Launch Vehicle designs have four SRM, some have two SRM and some have none.  The HLV with two SRM, usually have two Liquid Fuel Boosters which have a small number of RD-171 engines under them.</text:p>
      <text:p text:style-name="P1">Vehicles with no SRM have two large LFB and two smaller LFB.</text:p>
      <text:p text:style-name="P5"> </text:p>
      <text:p text:style-name="P1">SRM:  Thrust is assigned as follows:</text:p>
      <text:p text:style-name="P1">At lift-off (0.00 seconds), each SRM has 3,600,000 pounds of thrust (Lbf).    The fuel burn rate, unlike the LPRE, varies with altitude.</text:p>
      <text:p text:style-name="P1">The formulae for calculating fuel burn rate is similar to the formulae used to calc liquid engine thrust.</text:p>
      <text:p text:style-name="P5"> </text:p>
      <text:p text:style-name="P17"><text:span text:style-name="T31">SRM </text:span><text:span text:style-name="T30">fuel burn rate = assigned thrust divided by specific impulse at altitude</text:span></text:p>
      <text:p text:style-name="P17"><text:span text:style-name="T28">Specific Impulse at altitude</text:span> <text:span text:style-name="T8">(</text:span><text:span text:style-name="T33">I</text:span><text:span text:style-name="T32">SP</text:span><text:span text:style-name="T34">alt</text:span><text:span text:style-name="T8">) </text:span><text:span text:style-name="T14">= </text:span><text:span text:style-name="T33">I</text:span><text:span text:style-name="T32">SP</text:span><text:span text:style-name="T34">sl</text:span><text:span text:style-name="T11"> </text:span><text:span text:style-name="T14">+ [P</text:span><text:span text:style-name="T19">ct</text:span><text:span text:style-name="T14">V</text:span><text:span text:style-name="T19">ac</text:span><text:span text:style-name="T11"> </text:span><text:span text:style-name="T20">*</text:span><text:span text:style-name="T11"> </text:span><text:span text:style-name="T14">(</text:span><text:span text:style-name="T33">I</text:span><text:span text:style-name="T32">SP</text:span><text:span text:style-name="T34">vac</text:span><text:span text:style-name="T11"> </text:span><text:span text:style-name="T14">- </text:span><text:span text:style-name="T33">I</text:span><text:span text:style-name="T32">SP</text:span><text:span text:style-name="T34">sl</text:span><text:span text:style-name="T14">)]</text:span></text:p>
      <text:p text:style-name="P17"><text:span text:style-name="T28">Solid Rocket Booster Thrust </text:span><text:span text:style-name="T8">(</text:span><text:span text:style-name="T35">T</text:span><text:span text:style-name="T31">SRB</text:span><text:span text:style-name="T8">) =  </text:span><text:span text:style-name="T30">assigned until   99.0 seconds after liftoff;</text:span></text:p>
      <text:p text:style-name="P8"><text:span text:style-name="T37">At  </text:span><text:span text:style-name="T40">24.00 </text:span><text:span text:style-name="T37">sec.</text:span><text:span text:style-name="T29"> </text:span><text:span text:style-name="T36"> </text:span><text:span text:style-name="T37">decrease thrust @ </text:span><text:span text:style-name="T39">-</text:span><text:span text:style-name="T36"> </text:span><text:span text:style-name="T37">20,000 </text:span><text:span text:style-name="T41">Lbf</text:span><text:span text:style-name="T38">/</text:span><text:span text:style-name="T36"> </text:span><text:span text:style-name="T37">sec.</text:span><text:span text:style-name="T38">/srm</text:span><text:span text:style-name="T37">  to 3,180,000 </text:span><text:span text:style-name="T41">Lbf</text:span><text:span text:style-name="T38">/srm </text:span><text:span text:style-name="T30">by </text:span><text:span text:style-name="T40">45.00 </text:span><text:span text:style-name="T37">sec.)                         </text:span></text:p>
      <text:p text:style-name="P8"><text:span text:style-name="T37">At  </text:span><text:span text:style-name="T40">45.00 </text:span><text:span text:style-name="T37">sec.</text:span><text:span text:style-name="T29"> </text:span><text:span text:style-name="T36"> </text:span><text:span text:style-name="T37">hold thrust @ 3,180,000 </text:span><text:span text:style-name="T41">Lbf</text:span><text:span text:style-name="T38">/srm  </text:span><text:span text:style-name="T30">until </text:span><text:span text:style-name="T40">96.00 </text:span><text:span text:style-name="T37">sec.)            </text:span></text:p>
      <text:p text:style-name="P17"><text:span text:style-name="T37">At  </text:span><text:span text:style-name="T40">96.00 </text:span><text:span text:style-name="T37">sec.</text:span><text:span text:style-name="T29"> </text:span><text:span text:style-name="T36"> </text:span><text:span text:style-name="T37">reduce thrust both </text:span><text:span text:style-name="T38">srm</text:span><text:span text:style-name="T37"> until depleted </text:span><text:span text:style-name="T30">by </text:span><text:span text:style-name="T40">114.00 </text:span><text:span text:style-name="T37">sec.; where </text:span><text:span text:style-name="T38">srm</text:span><text:span text:style-name="T37"> cutoff time (</text:span><text:span text:style-name="T40">114.00</text:span><text:span text:style-name="T37">) is assigned: </text:span></text:p>
      <text:p text:style-name="P17"><text:span text:style-name="T37">remaining solid fuel weight divided by number of seconds remaining (</text:span><text:span text:style-name="T40">114.00 </text:span><text:span text:style-name="T37">sec. minus </text:span><text:span text:style-name="T40">99.00 </text:span><text:span text:style-name="T37">sec. ) =</text:span></text:p>
      <text:p text:style-name="P18">average fuel burn rate per second  )</text:p>
      <text:p text:style-name="P8"><text:span text:style-name="T12">The specific impulse at a given altitude (</text:span><text:span text:style-name="T33">I</text:span><text:span text:style-name="T32">SP</text:span><text:span text:style-name="T34">alt</text:span><text:span text:style-name="T12">) is calculated by the formulae given above.</text:span></text:p>
      <text:p text:style-name="P9"><text:span text:style-name="T12">e.g.: at sea level,  </text:span><text:span text:style-name="T33">I</text:span><text:span text:style-name="T32">SP</text:span><text:span text:style-name="T34">alt </text:span><text:span text:style-name="T12">is 242.0. Atmospheric pressure is 100%, </text:span><text:span text:style-name="T14">P</text:span><text:span text:style-name="T19">ct</text:span><text:span text:style-name="T14">V</text:span><text:span text:style-name="T19">ac  = 0</text:span></text:p>
      <text:p text:style-name="P8"><text:span text:style-name="T12">3,600,000  Lbf </text:span><text:span text:style-name="T16">÷</text:span><text:span text:style-name="T11"> </text:span><text:span text:style-name="T12">242.0 = 14,876.03306 pounds mass of fuel burned per engine per second.</text:span></text:p>
      <text:p text:style-name="P1">If four engines, total thrust is 14,000,000 Lbf with 59,504.13223 Lbm/sec burn rate.</text:p>
      <text:p text:style-name="P8"><text:span text:style-name="T12">e.g.:  at 10,000 foot altitude: </text:span><text:span text:style-name="T14">P</text:span><text:span text:style-name="T19">ct</text:span><text:span text:style-name="T14">V</text:span><text:span text:style-name="T19">ac</text:span><text:span text:style-name="T11"> </text:span><text:span text:style-name="T12">= 0.312295821    Using:</text:span></text:p>
      <text:p text:style-name="P8"><text:soft-page-break/><text:span text:style-name="T28">Specific Impulse at altitude</text:span> <text:span text:style-name="T8">(</text:span><text:span text:style-name="T33">I</text:span><text:span text:style-name="T32">SP</text:span><text:span text:style-name="T34">alt</text:span><text:span text:style-name="T8">) </text:span><text:span text:style-name="T14">= </text:span><text:span text:style-name="T33">I</text:span><text:span text:style-name="T32">SP</text:span><text:span text:style-name="T34">sl  </text:span><text:span text:style-name="T11"> </text:span><text:span text:style-name="T14">+       [P</text:span><text:span text:style-name="T19">ct</text:span><text:span text:style-name="T14">V</text:span><text:span text:style-name="T19">ac</text:span><text:span text:style-name="T11"> </text:span><text:span text:style-name="T20">*</text:span><text:span text:style-name="T11">   </text:span><text:span text:style-name="T14">(</text:span><text:span text:style-name="T33">I</text:span><text:span text:style-name="T32">SP</text:span><text:span text:style-name="T34">vac</text:span><text:span text:style-name="T11">  </text:span><text:span text:style-name="T14">-  </text:span><text:span text:style-name="T33">I</text:span><text:span text:style-name="T32">SP</text:span><text:span text:style-name="T34">sl</text:span><text:span text:style-name="T14">)]</text:span></text:p>
      <text:p text:style-name="P19"><text:span text:style-name="T33">I</text:span><text:span text:style-name="T32">SP</text:span><text:span text:style-name="T34">alt</text:span> <text:span text:style-name="T14">= </text:span><text:span text:style-name="T33">242.0</text:span><text:span text:style-name="T11"> </text:span><text:span text:style-name="T14">+ [</text:span><text:span text:style-name="T12">0.312295821</text:span><text:span text:style-name="T11"> </text:span><text:span text:style-name="T20">*</text:span><text:span text:style-name="T11"> </text:span><text:span text:style-name="T14">(</text:span><text:span text:style-name="T33">268.20</text:span><text:span text:style-name="T11"> – </text:span><text:span text:style-name="T33">242.0</text:span><text:span text:style-name="T14">)]</text:span></text:p>
      <text:p text:style-name="P19"><text:span text:style-name="T33">I</text:span><text:span text:style-name="T32">SP</text:span><text:span text:style-name="T34">alt</text:span> <text:span text:style-name="T14">= </text:span><text:span text:style-name="T33">242.0</text:span><text:span text:style-name="T11"> </text:span><text:span text:style-name="T14">+ [</text:span><text:span text:style-name="T12">8.18215051</text:span><text:span text:style-name="T14">]</text:span></text:p>
      <text:p text:style-name="P19"><text:span text:style-name="T33">I</text:span><text:span text:style-name="T32">SP</text:span><text:span text:style-name="T34">alt</text:span> <text:span text:style-name="T14">= </text:span><text:span text:style-name="T33">250.1821505</text:span></text:p>
      <text:p text:style-name="P20">                              </text:p>
      <text:p text:style-name="P1">Fuel burn rate at 10,000 foot altitude is:</text:p>
      <text:p text:style-name="P8"><text:span text:style-name="T12">3,600,000  Lbf </text:span><text:span text:style-name="T16">÷</text:span><text:span text:style-name="T11"> </text:span><text:span text:style-name="T12">250.1821505 = 14,389.51577 pounds mass of fuel burned per engine per second.</text:span></text:p>
      <text:p text:style-name="P5"> </text:p>
      <text:p text:style-name="P1">At 24.0 seconds after lift-off, begin to reduce the thrust of each SRM</text:p>
      <text:p text:style-name="P8"><text:span text:style-name="T37">At  </text:span><text:span text:style-name="T40">24.00 </text:span><text:span text:style-name="T37">sec.</text:span><text:span text:style-name="T29"> </text:span><text:span text:style-name="T36"> </text:span><text:span text:style-name="T37">decrease thrust @ </text:span><text:span text:style-name="T39">-</text:span><text:span text:style-name="T36"> </text:span><text:span text:style-name="T37">20,000 </text:span><text:span text:style-name="T41">Lbf</text:span><text:span text:style-name="T38">/</text:span><text:span text:style-name="T36"> </text:span><text:span text:style-name="T37">sec.</text:span><text:span text:style-name="T38">/srm</text:span><text:span text:style-name="T37">  to 3,180,000 </text:span><text:span text:style-name="T41">Lbf</text:span><text:span text:style-name="T38">/srm </text:span><text:span text:style-name="T30">by </text:span><text:span text:style-name="T40">45.00 </text:span><text:span text:style-name="T37">sec.)                         </text:span></text:p>
      <text:p text:style-name="P8"><text:span text:style-name="T12">After 21.0 seconds of steady thrust reduction, each SRM goes from </text:span><text:span text:style-name="T37">3,600,000 </text:span><text:span text:style-name="T41">Lbf </text:span><text:span text:style-name="T12">down to </text:span><text:span text:style-name="T37">3,180,000 </text:span><text:span text:style-name="T41">Lbf</text:span><text:span text:style-name="T11"> </text:span><text:span text:style-name="T12">per SRM</text:span></text:p>
      <text:p text:style-name="P8"><text:span text:style-name="T12">This thrust holds steady until </text:span><text:span text:style-name="T40">96.00 </text:span><text:span text:style-name="T37">sec.</text:span></text:p>
      <text:p text:style-name="P8"><text:span text:style-name="T37">Note to Adam:     </text:span><text:span text:style-name="T12">At this point in the launch, I know what it is that I do, but not how to program how to get it.  After the 96.0 second time spot.  At the 114.0 second time spot all of the “Available” fuel has been burned and the SRM separate from the RLV and the orbiter. </text:span></text:p>
      <text:p text:style-name="P1">The orbiter has two SRM attached to it above its wings, one on each side.  Orbiter is sitting on its rocket engines nose pointing upward.  SRM are one their exhaust nozzles, nose pointed upward.</text:p>
      <text:p text:style-name="P1">Where the landing gear are folded up and hidden inside is the ‘belly’ of this Space Shuttle look-alike.  The RLV is much larger than the Orbiter but strongly resembles it.  These vehicles are bolted together (with explosive, i.e.: ‘removable’ bolts) belly to belly.  Their large tail rudders point away from each other.  Between the fuselage and the wings on each is where the SRM (or LFB)  are attached.   Booster attached to either side of each reusable Winged Reentry Glider and the two vehicles attached belly to belly.  These two vehicles have a cross connected fuel supply so that during the boost phase of launch, all of the fuel for the Orbiter’s engines is supplied by the larger Glider.  Very much the same way as the Space Shuttles engines are fueled by the External Tank on all Shuttle launches to date.  My large reusable launch vehicle RLV aka: Winged Sub-orbital reentry vehicle, takes the place of the NASA Space Shuttle’s External Tank.  Like the shuttle, I attach two solid rockets to this “tank”.    My orbiters are large enough to allow my to strap two additional 12 foot diameter solid rockets to it as well.</text:p>
      <text:p text:style-name="P5">    <text:span text:style-name="T7">I digress:   During the time interval from 96.0 sec. to 114.0 second, the fuel burn rate per SRM drops,  At 114.0 sec., time of separation (Jettison) of the solid rocket motors, the fuel burn rate is down to 2,585 Lbm per second.  I have allowed some yet to be burned fuel in each motor so that it matches the rate of acceleration of the remaining vehicles while moving away from them.  Your fuel weight burned tally should only include the fuel burned prior to stage separation.  I assign this as available fuel weight.  Do not worry (or as a program, no need to account for) any weight of fuel that is not listed as available. This residual fuel leaves with the jettisoned SRM and, after jettison, the weight tally is increased so that is equals the entire lift-off weight of each SRM (all fuel, available plus after jettison plus empty motor weight).  Each SRM weight 210,000 Lbm prior to ignition. 3,500 Lbm fuel is “unavailable” during boost, but is utilized during post-separation burn.  At 114.0 sec. I force the weight tally to reflect this. </text:span></text:p>
      <text:p text:style-name="P5"> <text:span text:style-name="T7">The same sort of thing applies to when the fuel supply is switched from RLV to Orbiter just prior to their separation.  There is fuel remaining in the RLV, some residual (unburnable, trapped in nooks and </text:span><text:soft-page-break/><text:span text:style-name="T7">crannies) and some for after separation burn to match accelerations and allow for a smooth separation.</text:span></text:p>
      <text:p text:style-name="P1">What I do:  at 96.0 seconds, I reference the SRM fuel burned weight tally.  Knowing that each SRM has 1,380,000 Lbm fuel (assigned) to it, I can determine how much is remaining.  How much is remaining to be burned by 114.0 seconds.   I know that I want approximately 2,585 pound per second burn rate (per SRM) going on at the moment of separation.    I kludge (or fudge) the figures to arrive at a complete 1,380,000 Lbm burned by 114.0 seconds.  I make a little ‘graph’ showing the burn rate decreasing in a manner that resembles actual space shuttle ‘petering out’ solid fuel burn rates.  I do this for the last 12 seconds and them fudge the 96 to 102 to allow the number to jive.   This fudging does not upset me because the actual fuel grain configuration within a solid motor can have dramatic drops in burn rate (like falling off of a cliff) thought the last several seconds are a steady, rapid drop.</text:p>
      <text:p text:style-name="P5">  <text:span text:style-name="T7">Adam:  Generic comment:  I can work (calculate) the transitions by hand, if the programming proves too difficult.  The three seconds prior to the Orbiter separating from the RLV and also the last few second of solid fuel burn.</text:span></text:p>
      <text:p text:style-name="P5"> </text:p>
      <text:p text:style-name="P1">The thrust only stays level in a vacuum, which is above 300,000 foot altitude.  All liquid fuel rocket engines maintain a steady fuel burn rate, but all increase their thrust as altitude increases.  My formula shows how to compute this increase which is totally dependent on the altitude.  It is the formula with percentage of vacuum.   Thrust at vacuum minus thrust at sea level; times percent of vacuum; added to sea level thrust. </text:p>
      <text:p text:style-name="P8"><text:span text:style-name="T12">As the program increments the time (Ti) one second, I use the previous second’s values to calculate Thrust.   I do a “row” of calculations for each time interval.  The last variable determined (calculated) is the altitude.  This altitude allows me to calc the thrust of all engines.  I use this thrust to begin the next “row” of calculations.  I maintain a constant tally of all the fuel burned.  For this next row of calculations,  I add the fuel burned during this next time interval (because it is predictable).   If Ti = one second, one RD-171 engine will burn 5,270 pounds (mass) of fuel.    I add this to the tally.  I subtract this “fuel burned weight tally” from the Vehicle lift-off weight, to give the current vehicle weight.     Total possible vehicle acceleration (</text:span><text:span text:style-name="T9">A</text:span><text:span text:style-name="T12">) is total thrust (all engines combined) divided by this current vehicle weight.   This ‘raw’ acceleration (</text:span><text:span text:style-name="T9">A</text:span><text:span text:style-name="T12">) is first reduced by aerodynamic drag (ADC).  </text:span></text:p>
      <text:p text:style-name="P8"><text:span text:style-name="T9">A</text:span><text:span text:style-name="T11"> </text:span><text:span text:style-name="T12">minus </text:span><text:span text:style-name="T9">ADC</text:span><text:span text:style-name="T11"> </text:span><text:span text:style-name="T12">= </text:span><text:span text:style-name="T9">A</text:span><text:span text:style-name="T26">v</text:span>E<text:span text:style-name="T23">ff</text:span><text:span text:style-name="T12">.  I use the air speed from the previous row of calculations and the previous altitude to calc this ADC.   I next split the remaining acceleration into two components: vertical and horizontal accelerations.  Thrust vectors are ‘added’ “tip-to tail” and follow Pythagoras’ theorem.      The horizontal acceleration squared + the total vertical acceleration squared = </text:span><text:span text:style-name="T9">A</text:span>E<text:span text:style-name="T23">ff  </text:span><text:span text:style-name="T12">squared.   If the rocket is sufficiently powerful (high thrust to weight ratio)  I select a vertical accel. Of 0.60g greater than </text:span><text:span text:style-name="T9">G.</text:span><text:span text:style-name="T11">   “</text:span><text:span text:style-name="T9">G</text:span><text:span text:style-name="T11">” </text:span><text:span text:style-name="T12">is the effective negative acceleration downward due to earth’s gravity.  We say:  “Effective” because the horizontal velocity increasingly counteracts this downward pull until orbital velocity is achieved, upon which time </text:span><text:span text:style-name="T9">G</text:span><text:span text:style-name="T11"> </text:span><text:span text:style-name="T12">(the effective downward pull = zero.   Earth’s gravity is still there, it has just been negated by centrifugal force.  At the mean altitude of the International Space Station, 255 miles, this requires a horizontal velocity in excess of 17,139 miles per hour relative to the center of the earth.  Being launched from Cape Canaveral Florida, we get a  free head start of 912.67 mph before even firing the rocket engines due to the earth’s rotation.    </text:span></text:p>
      <text:p text:style-name="P10"><text:soft-page-break/><text:span text:style-name="T11"> </text:span><text:span text:style-name="T13">This vertical accel. of 0.60g  is sufficient to allow the vertical velocity to reach 1,800 feet per second within about one hundred after launch which is required.   I access the previous row’s  G  and add 0.60g to it.  I then square the result; and subtract this from </text:span><text:span text:style-name="T10">A</text:span><text:span text:style-name="T6">E</text:span><text:span text:style-name="T24">ff  </text:span><text:span text:style-name="T13">squared.   The square root of this is  </text:span><text:span text:style-name="T10">A</text:span><text:span text:style-name="T27">H</text:span><text:span text:style-name="T21"> </text:span><text:span text:style-name="T13">.  </text:span></text:p>
      <text:p text:style-name="P8"><text:span text:style-name="T9"/></text:p>
      <text:p text:style-name="P8"><text:span text:style-name="T9">A</text:span><text:span text:style-name="T15"> </text:span><text:span text:style-name="T12">minus </text:span><text:span text:style-name="T9">ADC</text:span><text:span text:style-name="T15"> </text:span><text:span text:style-name="T12">= </text:span><text:span text:style-name="T9">A</text:span>E<text:span text:style-name="T23">ff</text:span></text:p>
      <text:p text:style-name="P8"><text:span text:style-name="T23"/></text:p>
      <text:p text:style-name="P10"/>
      <text:p text:style-name="P12">Av is vertical acceleration</text:p>
      <text:p text:style-name="P12">A is total (raw) acceleration</text:p>
      <text:p text:style-name="P8"><text:span text:style-name="T9">A</text:span>E<text:span text:style-name="T23">ff  </text:span><text:span text:style-name="T12">is that acceleration available to the move the vehicle (split into vertical and horizontal components of a diagonal flight up away from the launch pad).</text:span></text:p>
      <text:p text:style-name="P5"> </text:p>
      <text:p text:style-name="P1"/>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Narrow" svg:font-family="'Arial Narrow', sans-serif"/>
    <style:font-face style:name="Arial" svg:font-family="Arial, sans-serif"/>
    <style:font-face style:name="Cambria Math" svg:font-family="'Cambria Math', serif"/>
    <style:font-face style:name="OCR A Extended" svg:font-family="'OCR A Extended'"/>
    <style:font-face style:name="Verdana" svg:font-family="Verdana, sans-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20:02:13.830815393</meta:creation-date>
    <meta:generator>LibreOffice/5.1.6.2$Linux_X86_64 LibreOffice_project/10m0$Build-2</meta:generator>
    <dc:date>2017-04-23T22:59:03.526542366</dc:date>
    <meta:editing-duration>P8DT2H25M54S</meta:editing-duration>
    <meta:editing-cycles>2</meta:editing-cycles>
    <meta:document-statistic meta:table-count="0" meta:image-count="1" meta:object-count="0" meta:page-count="13" meta:paragraph-count="292" meta:word-count="5266" meta:character-count="29567" meta:non-whitespace-character-count="23818"/>
  </office:meta>
</office:document-meta>
</file>